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5165" officeooo:paragraph-rsid="00125165"/>
    </style:style>
    <style:style style:name="P2" style:family="paragraph" style:parent-style-name="Standard">
      <style:text-properties officeooo:rsid="00141650" officeooo:paragraph-rsid="00141650"/>
    </style:style>
    <style:style style:name="P3" style:family="paragraph" style:parent-style-name="Standard">
      <style:text-properties officeooo:paragraph-rsid="0014165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80e3" officeooo:paragraph-rsid="001680e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680e3" officeooo:paragraph-rsid="001680e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7a021" officeooo:paragraph-rsid="0017a02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f0ff" officeooo:paragraph-rsid="0019f0f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4556" officeooo:paragraph-rsid="001c455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4556" officeooo:paragraph-rsid="001db7d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9d96" officeooo:paragraph-rsid="0018ee0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b7db" officeooo:paragraph-rsid="001db7d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4556" officeooo:paragraph-rsid="001db7d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c4556" officeooo:paragraph-rsid="002294d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c4556" officeooo:paragraph-rsid="00267a52" style:font-weight-asian="normal" style:font-weight-complex="normal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2d6a4"/>
    </style:style>
    <style:style style:name="T2" style:family="text">
      <style:text-properties officeooo:rsid="00141650"/>
    </style:style>
    <style:style style:name="T3" style:family="text">
      <style:text-properties officeooo:rsid="00189d96"/>
    </style:style>
    <style:style style:name="T4" style:family="text">
      <style:text-properties officeooo:rsid="00191048"/>
    </style:style>
    <style:style style:name="T5" style:family="text">
      <style:text-properties officeooo:rsid="0019be3c"/>
    </style:style>
    <style:style style:name="T6" style:family="text">
      <style:text-properties officeooo:rsid="001bee85"/>
    </style:style>
    <style:style style:name="T7" style:family="text">
      <style:text-properties officeooo:rsid="001c4556"/>
    </style:style>
    <style:style style:name="T8" style:family="text">
      <style:text-properties officeooo:rsid="001d355c"/>
    </style:style>
    <style:style style:name="T9" style:family="text">
      <style:text-properties officeooo:rsid="001db7db"/>
    </style:style>
    <style:style style:name="T10" style:family="text">
      <style:text-properties officeooo:rsid="00214783"/>
    </style:style>
    <style:style style:name="T11" style:family="text">
      <style:text-properties officeooo:rsid="002294dc"/>
    </style:style>
    <style:style style:name="T12" style:family="text">
      <style:text-properties officeooo:rsid="0024a652"/>
    </style:style>
    <style:style style:name="T13" style:family="text">
      <style:text-properties officeooo:rsid="0026423a"/>
    </style:style>
    <style:style style:name="T14" style:family="text">
      <style:text-properties officeooo:rsid="00267a52"/>
    </style:style>
    <style:style style:name="T15" style:family="text">
      <style:text-properties officeooo:rsid="002740e7"/>
    </style:style>
    <style:style style:name="T16" style:family="text">
      <style:text-properties officeooo:rsid="0027be51"/>
    </style:style>
    <style:style style:name="T17" style:family="text">
      <style:text-properties officeooo:rsid="00290b3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387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637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888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5.13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6.389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64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89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10.141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1.39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64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va e Spring Boot I</text:p>
      <text:p text:style-name="P1"/>
      <text:p text:style-name="P1">Java e Spring Boot → </text:p>
      <text:p text:style-name="P1"><text:tab/>Desvenvolvimento de uma API Rest</text:p>
      <text:p text:style-name="P1"><text:tab/>CRUD (Create, Read, Update e Delete)</text:p>
      <text:p text:style-name="P1"><text:tab/>Validações</text:p>
      <text:p text:style-name="P1"><text:tab/>Paginação e ordenação</text:p>
      <text:p text:style-name="P1"/>
      <text:p text:style-name="P1">----------------------------------------------------------------------------------------------------------------------------</text:p>
      <text:p text:style-name="P1"/>
      <text:p text:style-name="P1">Tecnologias →</text:p>
      <text:p text:style-name="P1"><text:tab/>Spring Boot 3</text:p>
      <text:p text:style-name="P1"><text:tab/><text:span text:style-name="T1">Java 17</text:span></text:p>
      <text:p text:style-name="P1"><text:tab/><text:span text:style-name="T1">Lombok</text:span></text:p>
      <text:p text:style-name="P1"><text:tab/><text:span text:style-name="T1">MySQL/Flyway</text:span></text:p>
      <text:p text:style-name="P1"><text:tab/><text:span text:style-name="T1">JPA/Hibernate</text:span></text:p>
      <text:p text:style-name="P1"><text:tab/><text:span text:style-name="T1">Maven</text:span></text:p>
      <text:p text:style-name="P1"><text:tab/><text:span text:style-name="T1">Insomnia</text:span></text:p>
      <text:p text:style-name="P1"/>
      <text:p text:style-name="P1">----------------------------------------------------------------------------------------------------------------------------</text:p>
      <text:p text:style-name="P1"/>
      <text:p text:style-name="P2">Json → </text:p>
      <text:p text:style-name="P3"><text:span text:style-name="T2"><text:tab/></text:span>JSON (<text:span text:style-name="Emphasis">JavaScript Object Notation</text:span>) é um formato utilizado para representação de informações, <text:tab/>assim como XML e CSV.</text:p>
      <text:p text:style-name="P3"/>
      <text:p text:style-name="Text_20_body"><text:tab/>Uma API precisa receber e devolver informações em algum formato, que representa os recursos <text:tab/>gerenciados por ela. O JSON é um desses formatos possíveis, tendo se popularizado devido a <text:tab/>sua leveza, simplicidade, facilidade de leitura por pessoas e máquinas, bem como seu suporte <text:tab/>pelas diversas linguagens de programação.</text:p>
      <text:p text:style-name="P2"/>
      <text:p text:style-name="P1">----------------------------------------------------------------------------------------------------------------------------</text:p>
      <text:p text:style-name="P1"/>
      <text:p text:style-name="P2">Cors →</text:p>
      <text:p text:style-name="P3"><text:span text:style-name="T2"><text:tab/></text:span>O CORS é um mecanismo utilizado para adicionar cabeçalhos HTTP que informam aos <text:tab/>navegadores para permitir que uma aplicação Web seja executada em uma origem e acesse <text:tab/>recursos de outra origem diferente. Esse tipo de ação é chamada de <text:span text:style-name="Emphasis">requisição cross-origin <text:tab/>HTTP</text:span>. Na prática, então, ele informa aos navegadores se um determinado recurso pode ou não <text:tab/>ser acessado. </text:p>
      <text:p text:style-name="P3"/>
      <text:p text:style-name="P3">----------------------------------------------------------------------------------------------------------------------------</text:p>
      <text:p text:style-name="P1"/>
      <text:p text:style-name="P2">Java Record → </text:p>
      <text:p text:style-name="P3"><text:span text:style-name="T2"><text:tab/></text:span>Lançado oficialmente no Java 16, mas disponível desde o Java 14 de maneira experimental, o <text:tab/><text:span text:style-name="Strong_20_Emphasis">Record</text:span> é um recurso que permite representar uma classe imutável, contendo apenas atributos, <text:tab/>construtor e métodos de leitura, de uma maneira muito simples e enxuta.</text:p>
      <text:p text:style-name="Text_20_body"><text:soft-page-break/><text:tab/>Esse tipo de classe se encaixa perfeitamente para representar classes DTO, já que seu objetivo é <text:tab/>apenas representar dados que serão recebidos ou devolvidos pela API, sem nenhum tipo de <text:tab/>comportamento.</text:p>
      <text:p text:style-name="P2"/>
      <text:p text:style-name="P1">----------------------------------------------------------------------------------------------------------------------------</text:p>
      <text:p text:style-name="P1"/>
      <text:p text:style-name="P2">Repository →</text:p>
      <text:p text:style-name="P3"><text:span text:style-name="T2"><text:tab/></text:span>Um repositório fica entre as regras de negócio e a camada de persistência:</text:p>
      <text:list xml:id="list2136818227" text:style-name="L1">
        <text:list-item>
          <text:p text:style-name="P16">Ele provê uma interface para as regras de negócio onde os objetos são acessados como em uma coleção;</text:p>
        </text:list-item>
        <text:list-item>
          <text:p text:style-name="P15">Ele usa a camada de persistência para gravar e recuperar os dados necessários para persistir e recuperar os objetos de negócio.</text:p>
        </text:list-item>
      </text:list>
      <text:p text:style-name="Text_20_body"><text:tab/>Portanto, é possível até utilizar um ou mais DAOs em um repositório.</text:p>
      <text:p text:style-name="P2"/>
      <text:p text:style-name="P3"><text:span text:style-name="T2"><text:tab/></text:span>O padrão de repositório incentiva um design orientado a domínio, fornecendo uma compreensão <text:tab/>mais fácil do domínio e da estrutura de dados. Além disso, utilizando o repository do Spring não <text:tab/>temos que nos preocupar em utilizar diretamente a API da JPA, bastando apenas criar os <text:tab/>métodos que o Spring cria a implementação em tempo de execução, deixando o código muito <text:tab/>mais simples, menor e legível.</text:p>
      <text:p text:style-name="P3"/>
      <text:p text:style-name="P3">----------------------------------------------------------------------------------------------------------------------------</text:p>
      <text:p text:style-name="P3"/>
      <text:p text:style-name="P4">Java e Spring Boot II</text:p>
      <text:p text:style-name="P4"/>
      <text:p text:style-name="P5">Java e Spring Boot →</text:p>
      <text:p text:style-name="P5"><text:tab/>Boas práticas na API</text:p>
      <text:p text:style-name="P5"><text:tab/>Tratamento de erros</text:p>
      <text:p text:style-name="P5"><text:tab/>Autenticação/Autorização</text:p>
      <text:p text:style-name="P5"><text:tab/>Tokens JWT</text:p>
      <text:p text:style-name="P5"/>
      <text:p text:style-name="P5">----------------------------------------------------------------------------------------------------------------------------</text:p>
      <text:p text:style-name="P5"/>
      <text:p text:style-name="P6">Boas práticas → </text:p>
      <text:p text:style-name="P6"><text:tab/>Exclusão →</text:p>
      <text:p text:style-name="P6"><text:tab/><text:tab/>O certo é devolver o código de status de resposta 204: No content</text:p>
      <text:p text:style-name="P6"><text:tab/><text:span text:style-name="T3">Criação →</text:span></text:p>
      <text:p text:style-name="P10"><text:tab/><text:tab/>E devolver no um cabeçalho do protocolo HTTP chamado location com o endereço para <text:tab/><text:tab/><text:tab/>acessar este recurso cadastrado</text:p>
      <text:p text:style-name="P6"><text:tab/><text:tab/><text:span text:style-name="T3">O certo é devolver o código de status de resposta 201: Create – </text:span><text:span text:style-name="T4">Bem sucedida</text:span></text:p>
      <text:p text:style-name="P6"><text:tab/><text:tab/><text:span text:style-name="T3">Devolver no corpo da resposta o registro cadastrado</text:span></text:p>
      <text:p text:style-name="P6"><text:tab/><text:span text:style-name="T4">Listagem →</text:span></text:p>
      <text:p text:style-name="P6"><text:tab/><text:tab/><text:span text:style-name="T4">O certo é devolver código 200: Ok – Sucesso</text:span></text:p>
      <text:p text:style-name="P6"><text:tab/><text:tab/><text:span text:style-name="T4">Devolver no corpo da requisição a lista de entidades</text:span></text:p>
      <text:p text:style-name="P6"><text:tab/><text:span text:style-name="T5">Atualizar →</text:span></text:p>
      <text:p text:style-name="P6"><text:tab/><text:tab/><text:span text:style-name="T5">Devolver código 200: Ok – sucesso</text:span></text:p>
      <text:p text:style-name="P6"><text:tab/><text:tab/><text:span text:style-name="T5">Devolver detalhes da entidade atualizada no corpo</text:span></text:p>
      <text:p text:style-name="P6"><text:soft-page-break/>----------------------------------------------------------------------------------------------------------------------------</text:p>
      <text:p text:style-name="P6"/>
      <text:p text:style-name="P7">Tratamento de erros →</text:p>
      <text:p text:style-name="P7"><text:tab/>Não é bom retornar o stacktrace, pois estariamos retornando informações do funcionamento e <text:tab/><text:tab/><text:tab/>dados da api.</text:p>
      <text:p text:style-name="P7"><text:tab/><text:span text:style-name="T6">Por padrão, exceções não tratadas no código são interpretadas pelo Spring Boot como erro 500</text:span></text:p>
      <text:p text:style-name="P7"><text:tab/><text:tab/><text:span text:style-name="T7">e isso não é boa prática.</text:span></text:p>
      <text:p text:style-name="P7"/>
      <text:p text:style-name="P7">----------------------------------------------------------------------------------------------------------------------------</text:p>
      <text:p text:style-name="P6"/>
      <text:p text:style-name="P8">Autenticação e autorização →</text:p>
      <text:p text:style-name="P8"><text:tab/>Spring Security →</text:p>
      <text:p text:style-name="P8"><text:tab/><text:tab/>Módulo do spring voltado para configurar segurança na API do framework spring</text:p>
      <text:p text:style-name="P8"><text:tab/><text:tab/>Objetivos →</text:p>
      <text:p text:style-name="P8"><text:tab/><text:tab/><text:tab/>Autenticação</text:p>
      <text:p text:style-name="P8"><text:tab/><text:tab/><text:tab/>Autorização(controle de acesso)</text:p>
      <text:p text:style-name="P8"><text:tab/><text:tab/><text:tab/>Proteção contra ataques(CSFR, clickjacking, etc.)</text:p>
      <text:p text:style-name="P8"><text:tab/>Autenticação em aplicação web(Stateful) →</text:p>
      <text:p text:style-name="P8"><text:tab/><text:tab/>Aplicação de web tradicional, onde os estados são guardados no servidor.</text:p>
      <text:p text:style-name="P8"><text:tab/>!= </text:p>
      <text:p text:style-name="P8"><text:tab/>Autenticação em API Rest(Stateless) →</text:p>
      <text:p text:style-name="P8"><text:tab/><text:tab/>Voltado para API, pois não devem guardar estados armazenados no servidor.</text:p>
      <text:p text:style-name="P8"/>
      <text:p text:style-name="P8"><text:tab/>Utilizaremos tokens JWT na segurança de APIs</text:p>
      <text:p text:style-name="P9"><text:tab/></text:p>
      <text:p text:style-name="P11"><text:tab/>Senhas são informações sensíveis e não devem ser armazenadas em texto aberto, utilizar <text:tab/><text:tab/><text:tab/>algoritmo de hashing para armazená-las no banco.</text:p>
      <text:p text:style-name="P9"><text:tab/><text:tab/><text:span text:style-name="T9">Hashing é uma função matemática que converte o texto escrito em outro texto <text:tab/><text:tab/><text:tab/><text:tab/>totalmente diferente e de difícil dedução. Eles devem ser de mão única, ou seja, não <text:tab/><text:tab/><text:tab/>deve ser possível obter o texto original a partir de um hash.</text:span></text:p>
      <text:p text:style-name="P9"/>
      <text:p text:style-name="P13"><text:tab/><text:span text:style-name="T11">CSRF →</text:span></text:p>
      <text:p text:style-name="P13"><text:span text:style-name="T11"><text:tab/><text:tab/>Desabilita ataques do tipo Cross-Site Request Forgery. Só é possível desabilitar esta <text:tab/><text:tab/><text:tab/>função, pois ao trabalharmos com tokes, este fica responsável pela segurança desse tipo <text:tab/><text:tab/><text:tab/>de ataque</text:span></text:p>
      <text:p text:style-name="P13"/>
      <text:p text:style-name="P13"><text:tab/><text:span text:style-name="T12">Token → </text:span></text:p>
      <text:p text:style-name="P13"><text:tab/><text:tab/>É <text:span text:style-name="T12">recomendado gerar uma data de validade para o token para evitar ataques maliciosos</text:span></text:p>
      <text:p text:style-name="P13"><text:tab/><text:tab/><text:span text:style-name="T13">Geralmente guardamos a senha do token em varáveis de ambiente</text:span></text:p>
      <text:p text:style-name="P13"/>
      <text:p text:style-name="P13"><text:tab/><text:span text:style-name="T16">Bearer é o padrão para tokens JWT</text:span></text:p>
      <text:p text:style-name="P13"/>
      <text:p text:style-name="P14"><text:tab/><text:tab/></text:p>
      <text:p text:style-name="P14"><text:tab/><text:span text:style-name="T8">Seguiremos a ordem para configurarmos →</text:span></text:p>
      <text:p text:style-name="P14"><text:tab/><text:tab/><text:span text:style-name="T10">1 → </text:span><text:span text:style-name="T8">Criar o usuário(entidade) que será requisitado para autenticação</text:span></text:p>
      <text:p text:style-name="P14"><text:tab/><text:tab/><text:span text:style-name="T10">2 → Criar o migration para criação da tabela no banco de dados</text:span></text:p>
      <text:p text:style-name="P14"><text:tab/><text:tab/><text:span text:style-name="T10">3 → Inteface usuario(repository) para fazer o acesso no banco</text:span></text:p>
      <text:p text:style-name="P14"><text:tab/><text:tab/><text:span text:style-name="T10">4 → Classe service para fazer o chamado</text:span></text:p>
      <text:p text:style-name="P14"><text:tab/><text:tab/><text:span text:style-name="T14">5 → Configurações e segurança com class security</text:span></text:p>
      <text:p text:style-name="P14"><text:soft-page-break/><text:tab/><text:tab/><text:span text:style-name="T14">6 → adicionando verificação de autenticação em controller</text:span></text:p>
      <text:p text:style-name="P14"><text:tab/><text:tab/><text:span text:style-name="T14">7 → adicionando lib jwt e configurando gerador de token</text:span></text:p>
      <text:p text:style-name="P14"><text:tab/><text:tab/><text:span text:style-name="T14">8 → ajustar gerador de tokens e esconder senha</text:span></text:p>
      <text:p text:style-name="P14"><text:tab/><text:tab/><text:span text:style-name="T14">9 → Interceptando requisições com classes filter (filter não é específico do spring e sim <text:tab/><text:tab/><text:tab/><text:tab/>é um recurso de servlets)</text:span></text:p>
      <text:p text:style-name="P14"><text:tab/><text:tab/><text:span text:style-name="T17">10 → Determinar a ordem de execução dos filters</text:span></text:p>
      <text:p text:style-name="P14"><text:tab/><text:tab/><text:tab/><text:span text:style-name="T17">Pois o spring possui um e se ele for chamado primeiro, não passará pelo nosso e <text:tab/><text:tab/><text:tab/><text:tab/>não conseguiremos passar pela nossa autenticação</text:span></text:p>
      <text:p text:style-name="P14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07:10:36.329799567</meta:creation-date>
    <dc:date>2023-01-14T07:33:18.396152356</dc:date>
    <meta:editing-duration>PT17H49M2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96" meta:word-count="859" meta:character-count="6426" meta:non-whitespace-character-count="5496"/>
  </office:meta>
</office:document-meta>
</file>